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Plan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J 876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6.83 E</text:p>
          </table:table-cell>
          <table:table-cell office:value-type="string" calcext:value-type="string">
            <text:p>0.7142 J</text:p>
          </table:table-cell>
          <table:table-cell office:value-type="string" calcext:value-type="string">
            <text:p>2.2756 J</text:p>
          </table:table-cell>
          <table:table-cell office:value-type="string" calcext:value-type="string">
            <text:p>14.6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2080665" calcext:value-type="float">
            <text:p>0.02080665</text:p>
          </table:table-cell>
          <table:table-cell office:value-type="float" office:value="0.12959" calcext:value-type="float">
            <text:p>0.12959</text:p>
          </table:table-cell>
          <table:table-cell office:value-type="float" office:value="0.208317" calcext:value-type="float">
            <text:p>0.208317</text:p>
          </table:table-cell>
          <table:table-cell office:value-type="float" office:value="0.3343" calcext:value-type="float">
            <text:p>0.3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.93778" calcext:value-type="float">
            <text:p>1.93778</text:p>
          </table:table-cell>
          <table:table-cell office:value-type="float" office:value="30.0081" calcext:value-type="float">
            <text:p>30.0081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124.26" calcext:value-type="float">
            <text:p>124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0122" calcext:value-type="float">
            <text:p>0.0122</text:p>
          </table:table-cell>
          <table:table-cell table:formula="of:=[.$B6]/[.C4]^2" office:value-type="float" office:value="28.1809420718231" calcext:value-type="float">
            <text:p>28.1809420718231</text:p>
          </table:table-cell>
          <table:table-cell table:formula="of:=[.$B6]/[.D4]^2" office:value-type="float" office:value="0.726468605560959" calcext:value-type="float">
            <text:p>0.726468605560959</text:p>
          </table:table-cell>
          <table:table-cell table:formula="of:=[.$B6]/[.E4]^2" office:value-type="float" office:value="0.281132079782115" calcext:value-type="float">
            <text:p>0.281132079782115</text:p>
          </table:table-cell>
          <table:table-cell table:formula="of:=[.$B6]/[.F4]^2" office:value-type="float" office:value="0.109165919581046" calcext:value-type="float">
            <text:p>0.1091659195810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55 Cancri 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8.63 E</text:p>
          </table:table-cell>
          <table:table-cell office:value-type="string" calcext:value-type="string">
            <text:p>0.825 J</text:p>
          </table:table-cell>
          <table:table-cell office:value-type="string" calcext:value-type="string">
            <text:p>0.171 J</text:p>
          </table:table-cell>
          <table:table-cell office:value-type="string" calcext:value-type="string">
            <text:p>0.155 J</text:p>
          </table:table-cell>
          <table:table-cell office:value-type="string" calcext:value-type="string">
            <text:p>3.82 J</text:p>
          </table:table-cell>
          <table:table-cell office:value-type="string" calcext:value-type="string">
            <text:p>0.3 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781" calcext:value-type="float">
            <text:p>0.781</text:p>
          </table:table-cell>
          <table:table-cell office:value-type="float" office:value="5.74" calcext:value-type="float">
            <text:p>5.74</text:p>
          </table:table-cell>
          <table:table-cell office:value-type="float" office:value="1065" calcext:value-type="float">
            <text:p>1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0.736537" calcext:value-type="float">
            <text:p>0.736537</text:p>
          </table:table-cell>
          <table:table-cell office:value-type="float" office:value="14.6507" calcext:value-type="float">
            <text:p>14.6507</text:p>
          </table:table-cell>
          <table:table-cell office:value-type="float" office:value="44.364" calcext:value-type="float">
            <text:p>44.364</text:p>
          </table:table-cell>
          <table:table-cell office:value-type="float" office:value="259.8" calcext:value-type="float">
            <text:p>259.8</text:p>
          </table:table-cell>
          <table:table-cell office:value-type="float" office:value="5169" calcext:value-type="float">
            <text:p>5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589" calcext:value-type="float">
            <text:p>0.589</text:p>
          </table:table-cell>
          <table:table-cell table:formula="of:=[.$B11]/[.C9]^2" office:value-type="float" office:value="2420.28270874425" calcext:value-type="float">
            <text:p>2420.28270874425</text:p>
          </table:table-cell>
          <table:table-cell table:formula="of:=[.$B11]/[.D9]^2" office:value-type="float" office:value="44.6921778824558" calcext:value-type="float">
            <text:p>44.6921778824558</text:p>
          </table:table-cell>
          <table:table-cell table:formula="of:=[.$B11]/[.E9]^2" office:value-type="float" office:value="10.2001780615124" calcext:value-type="float">
            <text:p>10.2001780615124</text:p>
          </table:table-cell>
          <table:table-cell table:formula="of:=[.$B11]/[.F9]^2" office:value-type="float" office:value="0.965635507843944" calcext:value-type="float">
            <text:p>0.965635507843944</text:p>
          </table:table-cell>
          <table:table-cell table:formula="of:=[.$B11]/[.G9]^2" office:value-type="float" office:value="0.0178768711529823" calcext:value-type="float">
            <text:p>0.017876871152982</text:p>
          </table:table-cell>
          <table:table-cell table:formula="of:=[.$B11]/[.H9]^2" office:value-type="float" office:value="0.000000519297317551632" calcext:value-type="float">
            <text:p>5.19297317551632E-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2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9.7 E</text:p>
          </table:table-cell>
          <table:table-cell office:value-type="string" calcext:value-type="string">
            <text:p>0.39 to 1.67 E</text:p>
          </table:table-cell>
          <table:table-cell office:value-type="string" calcext:value-type="string">
            <text:p>16.1 E</text:p>
          </table:table-cell>
          <table:table-cell office:value-type="string" calcext:value-type="string">
            <text:p>0.66 to 3.04 E</text:p>
          </table:table-cell>
          <table:table-cell office:value-type="string" calcext:value-type="string">
            <text:p>19.96 E</text:p>
          </table:table-cell>
          <table:table-cell office:value-type="string" calcext:value-type="string">
            <text:p>20.1 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4537" calcext:value-type="float">
            <text:p>0.045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7" calcext:value-type="float">
            <text:p>0.137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3453" calcext:value-type="float">
            <text:p>0.34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3.6961219" calcext:value-type="float">
            <text:p>3.6961219</text:p>
          </table:table-cell>
          <table:table-cell office:value-type="float" office:value="6.098493" calcext:value-type="float">
            <text:p>6.098493</text:p>
          </table:table-cell>
          <table:table-cell office:value-type="float" office:value="10.854092" calcext:value-type="float">
            <text:p>10.854092</text:p>
          </table:table-cell>
          <table:table-cell office:value-type="float" office:value="19.57706" calcext:value-type="float">
            <text:p>19.57706</text:p>
          </table:table-cell>
          <table:table-cell office:value-type="float" office:value="34.94" calcext:value-type="float">
            <text:p>34.94</text:p>
          </table:table-cell>
          <table:table-cell office:value-type="float" office:value="77.61184" calcext:value-type="float">
            <text:p>77.61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0.912^4" office:value-type="float" office:value="0.691798081536" calcext:value-type="float">
            <text:p>0.691798081536</text:p>
          </table:table-cell>
          <table:table-cell table:formula="of:=[.$B16]/[.C14]^2" office:value-type="float" office:value="336.07932384811" calcext:value-type="float">
            <text:p>336.07932384811</text:p>
          </table:table-cell>
          <table:table-cell table:formula="of:=[.$B16]/[.D14]^2" office:value-type="float" office:value="174.300348081633" calcext:value-type="float">
            <text:p>174.300348081633</text:p>
          </table:table-cell>
          <table:table-cell table:formula="of:=[.$B16]/[.E14]^2" office:value-type="float" office:value="79.9859037502602" calcext:value-type="float">
            <text:p>79.9859037502602</text:p>
          </table:table-cell>
          <table:table-cell table:formula="of:=[.$B16]/[.F14]^2" office:value-type="float" office:value="36.8585476869306" calcext:value-type="float">
            <text:p>36.8585476869306</text:p>
          </table:table-cell>
          <table:table-cell table:formula="of:=[.$B16]/[.G14]^2" office:value-type="float" office:value="16.3815767497469" calcext:value-type="float">
            <text:p>16.3815767497469</text:p>
          </table:table-cell>
          <table:table-cell table:formula="of:=[.$B16]/[.H14]^2" office:value-type="float" office:value="5.80211318560297" calcext:value-type="float">
            <text:p>5.802113185602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1.9 E</text:p>
          </table:table-cell>
          <table:table-cell office:value-type="string" calcext:value-type="string">
            <text:p>2.9 E</text:p>
          </table:table-cell>
          <table:table-cell office:value-type="string" calcext:value-type="string">
            <text:p>7.3 E</text:p>
          </table:table-cell>
          <table:table-cell office:value-type="string" calcext:value-type="string">
            <text:p>8.0 E</text:p>
          </table:table-cell>
          <table:table-cell office:value-type="string" calcext:value-type="string">
            <text:p>2.0 E</text:p>
          </table:table-cell>
          <table:table-cell office:value-type="string" calcext:value-type="string">
            <text:p>&lt;25 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" calcext:value-type="float">
            <text:p>0.25</text:p>
          </table:table-cell>
          <table:table-cell office:value-type="float" office:value="0.466" calcext:value-type="float">
            <text:p>0.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0.3039" calcext:value-type="float">
            <text:p>10.3039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2.6845" calcext:value-type="float">
            <text:p>22.6845</text:p>
          </table:table-cell>
          <table:table-cell office:value-type="float" office:value="31.9996" calcext:value-type="float">
            <text:p>31.9996</text:p>
          </table:table-cell>
          <table:table-cell office:value-type="float" office:value="46.6888" calcext:value-type="float">
            <text:p>46.6888</text:p>
          </table:table-cell>
          <table:table-cell office:value-type="float" office:value="118.3807" calcext:value-type="float">
            <text:p>118.3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1.045" calcext:value-type="float">
            <text:p>1.045</text:p>
          </table:table-cell>
          <table:table-cell table:formula="of:=[.$B21]/[.C19]^2" office:value-type="float" office:value="126.192488829851" calcext:value-type="float">
            <text:p>126.192488829851</text:p>
          </table:table-cell>
          <table:table-cell table:formula="of:=[.$B21]/[.D19]^2" office:value-type="float" office:value="91.2743471045506" calcext:value-type="float">
            <text:p>91.2743471045506</text:p>
          </table:table-cell>
          <table:table-cell table:formula="of:=[.$B21]/[.E19]^2" office:value-type="float" office:value="43.4963579604579" calcext:value-type="float">
            <text:p>43.4963579604579</text:p>
          </table:table-cell>
          <table:table-cell table:formula="of:=[.$B21]/[.F19]^2" office:value-type="float" office:value="27.4819197896121" calcext:value-type="float">
            <text:p>27.4819197896121</text:p>
          </table:table-cell>
          <table:table-cell table:formula="of:=[.$B21]/[.G19]^2" office:value-type="float" office:value="16.72" calcext:value-type="float">
            <text:p>16.72</text:p>
          </table:table-cell>
          <table:table-cell table:formula="of:=[.$B21]/[.H19]^2" office:value-type="float" office:value="4.81220873473448" calcext:value-type="float">
            <text:p>4.812208734734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pler-6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.1 E</text:p>
          </table:table-cell>
          <table:table-cell office:value-type="string" calcext:value-type="string">
            <text:p>0.1 E</text:p>
          </table:table-cell>
          <table:table-cell office:value-type="string" calcext:value-type="string">
            <text:p>5.5 E</text:p>
          </table:table-cell>
          <table:table-cell office:value-type="string" calcext:value-type="string">
            <text:p>4.5 E</text:p>
          </table:table-cell>
          <table:table-cell office:value-type="string" calcext:value-type="string">
            <text:p>2.8 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5.71493" calcext:value-type="float">
            <text:p>5.71493</text:p>
          </table:table-cell>
          <table:table-cell office:value-type="float" office:value="12.4417" calcext:value-type="float">
            <text:p>12.4417</text:p>
          </table:table-cell>
          <table:table-cell office:value-type="float" office:value="18.16406" calcext:value-type="float">
            <text:p>18.16406</text:p>
          </table:table-cell>
          <table:table-cell office:value-type="float" office:value="122.3874" calcext:value-type="float">
            <text:p>122.3874</text:p>
          </table:table-cell>
          <table:table-cell office:value-type="float" office:value="267.29" calcext:value-type="float">
            <text:p>267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21" calcext:value-type="float">
            <text:p>0.21</text:p>
          </table:table-cell>
          <table:table-cell table:formula="of:=[.$B26]/[.C24]^2" office:value-type="float" office:value="68.6703138233342" calcext:value-type="float">
            <text:p>68.6703138233342</text:p>
          </table:table-cell>
          <table:table-cell table:formula="of:=[.$B26]/[.D24]^2" office:value-type="float" office:value="24.2802636142907" calcext:value-type="float">
            <text:p>24.2802636142907</text:p>
          </table:table-cell>
          <table:table-cell table:formula="of:=[.$B26]/[.E24]^2" office:value-type="float" office:value="14.5833333333333" calcext:value-type="float">
            <text:p>14.5833333333333</text:p>
          </table:table-cell>
          <table:table-cell table:formula="of:=[.$B26]/[.F24]^2" office:value-type="float" office:value="1.15176411870849" calcext:value-type="float">
            <text:p>1.15176411870849</text:p>
          </table:table-cell>
          <table:table-cell table:formula="of:=[.$B26]/[.G24]^2" office:value-type="float" office:value="0.407352518990386" calcext:value-type="float">
            <text:p>0.407352518990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9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&lt;0.8 J</text:p>
          </table:table-cell>
          <table:table-cell office:value-type="string" calcext:value-type="string">
            <text:p>&lt;1.2 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7.008151" calcext:value-type="float">
            <text:p>7.008151</text:p>
          </table:table-cell>
          <table:table-cell office:value-type="float" office:value="8.719375" calcext:value-type="float">
            <text:p>8.719375</text:p>
          </table:table-cell>
          <table:table-cell office:value-type="float" office:value="14.44912" calcext:value-type="float">
            <text:p>14.44912</text:p>
          </table:table-cell>
          <table:table-cell office:value-type="float" office:value="59.73667" calcext:value-type="float">
            <text:p>59.73667</text:p>
          </table:table-cell>
          <table:table-cell office:value-type="float" office:value="91.93913" calcext:value-type="float">
            <text:p>91.93913</text:p>
          </table:table-cell>
          <table:table-cell office:value-type="float" office:value="124.9144" calcext:value-type="float">
            <text:p>124.9144</text:p>
          </table:table-cell>
          <table:table-cell office:value-type="float" office:value="210.60697" calcext:value-type="float">
            <text:p>210.60697</text:p>
          </table:table-cell>
          <table:table-cell office:value-type="float" office:value="331.60059" calcext:value-type="float">
            <text:p>331.600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[.B28]^4" office:value-type="float" office:value="2.0736" calcext:value-type="float">
            <text:p>2.0736</text:p>
          </table:table-cell>
          <table:table-cell table:formula="of:=[.$B31]/[.C29]^2" office:value-type="float" office:value="378.670562454346" calcext:value-type="float">
            <text:p>378.670562454346</text:p>
          </table:table-cell>
          <table:table-cell table:formula="of:=[.$B31]/[.D29]^2" office:value-type="float" office:value="261.785128140386" calcext:value-type="float">
            <text:p>261.785128140386</text:p>
          </table:table-cell>
          <table:table-cell table:formula="of:=[.$B31]/[.E29]^2" office:value-type="float" office:value="136.174147401159" calcext:value-type="float">
            <text:p>136.174147401159</text:p>
          </table:table-cell>
          <table:table-cell table:formula="of:=[.$B31]/[.F29]^2" office:value-type="float" office:value="20.25" calcext:value-type="float">
            <text:p>20.25</text:p>
          </table:table-cell>
          <table:table-cell table:formula="of:=[.$B31]/[.G29]^2" office:value-type="float" office:value="11.7551020408163" calcext:value-type="float">
            <text:p>11.7551020408163</text:p>
          </table:table-cell>
          <table:table-cell table:formula="of:=[.$B31]/[.H29]^2" office:value-type="float" office:value="9" calcext:value-type="float">
            <text:p>9</text:p>
          </table:table-cell>
          <table:table-cell table:formula="of:=[.$B31]/[.I29]^2" office:value-type="float" office:value="4.11346954969252" calcext:value-type="float">
            <text:p>4.11346954969252</text:p>
          </table:table-cell>
          <table:table-cell table:formula="of:=[.$B31]/[.J29]^2" office:value-type="float" office:value="2.03274188805019" calcext:value-type="float">
            <text:p>2.032741888050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HR 879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string" calcext:value-type="string">
            <text:p>7 J</text:p>
          </table:table-cell>
          <table:table-cell office:value-type="string" calcext:value-type="string">
            <text:p>5 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4.92" calcext:value-type="float">
            <text:p>4.92</text:p>
          </table:table-cell>
          <table:table-cell table:formula="of:=[.$B36]/[.C34]^2" office:value-type="float" office:value="0.0234007134363853" calcext:value-type="float">
            <text:p>0.023400713436385</text:p>
          </table:table-cell>
          <table:table-cell table:formula="of:=[.$B36]/[.D34]^2" office:value-type="float" office:value="0.00854166666666667" calcext:value-type="float">
            <text:p>0.008541666666667</text:p>
          </table:table-cell>
          <table:table-cell table:formula="of:=[.$B36]/[.E34]^2" office:value-type="float" office:value="0.00340720221606648" calcext:value-type="float">
            <text:p>0.003407202216066</text:p>
          </table:table-cell>
          <table:table-cell table:formula="of:=[.$B36]/[.F34]^2" office:value-type="float" office:value="0.00106401384083045" calcext:value-type="float">
            <text:p>0.00106401384083</text:p>
          </table:table-cell>
          <table:table-cell table:formula="of:=[.$B36]/[.G34]^2" office:value-type="string" office:string-value="" calcext:value-type="error">
            <text:p>#DIV/0!</text:p>
          </table:table-cell>
          <table:table-cell table:formula="of:=[.$B36]/[.H34]^2" office:value-type="string" office:string-value="" calcext:value-type="error">
            <text:p>#DIV/0!</text:p>
          </table:table-cell>
          <table:table-cell table:formula="of:=[.$B36]/[.I34]^2" office:value-type="string" office:string-value="" calcext:value-type="error">
            <text:p>#DIV/0!</text:p>
          </table:table-cell>
          <table:table-cell table:formula="of:=[.$B36]/[.J34]^2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6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&lt;20 E</text:p>
          </table:table-cell>
          <table:table-cell office:value-type="string" calcext:value-type="string">
            <text:p>2 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4" calcext:value-type="float">
            <text:p>0.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2.15491" calcext:value-type="float">
            <text:p>2.15491</text:p>
          </table:table-cell>
          <table:table-cell office:value-type="float" office:value="5.859944" calcext:value-type="float">
            <text:p>5.859944</text:p>
          </table:table-cell>
          <table:table-cell office:value-type="float" office:value="8.131146" calcext:value-type="float">
            <text:p>8.131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[.B38]^4" office:value-type="float" office:value="2.44140625" calcext:value-type="float">
            <text:p>2.44140625</text:p>
          </table:table-cell>
          <table:table-cell table:formula="of:=[.$B41]/[.C39]^2" office:value-type="float" office:value="1992.98469387755" calcext:value-type="float">
            <text:p>1992.98469387755</text:p>
          </table:table-cell>
          <table:table-cell table:formula="of:=[.$B41]/[.D39]^2" office:value-type="float" office:value="527.985780709343" calcext:value-type="float">
            <text:p>527.985780709343</text:p>
          </table:table-cell>
          <table:table-cell table:formula="of:=[.$B41]/[.E39]^2" office:value-type="float" office:value="346.004287131519" calcext:value-type="float">
            <text:p>346.004287131519</text:p>
          </table:table-cell>
          <table:table-cell table:formula="of:=[.$B41]/[.F39]^2" office:value-type="string" office:string-value="" calcext:value-type="error">
            <text:p>#DIV/0!</text:p>
          </table:table-cell>
          <table:table-cell table:formula="of:=[.$B41]/[.G39]^2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RAPPIST-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89" calcext:value-type="float">
            <text:p>0.08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934" calcext:value-type="float">
            <text:p>0.934</text:p>
          </table:table-cell>
          <table:table-cell office:value-type="float" office:value="1.148" calcext:value-type="float">
            <text:p>1.148</text:p>
          </table:table-cell>
          <table:table-cell office:value-type="float" office:value="0.331" calcext:value-type="float">
            <text:p>0.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1154775" calcext:value-type="float">
            <text:p>0.01154775</text:p>
          </table:table-cell>
          <table:table-cell office:value-type="float" office:value="0.01581512" calcext:value-type="float">
            <text:p>0.01581512</text:p>
          </table:table-cell>
          <table:table-cell office:value-type="float" office:value="0.02228038" calcext:value-type="float">
            <text:p>0.02228038</text:p>
          </table:table-cell>
          <table:table-cell office:value-type="float" office:value="0.0292825" calcext:value-type="float">
            <text:p>0.0292825</text:p>
          </table:table-cell>
          <table:table-cell office:value-type="float" office:value="0.03853361" calcext:value-type="float">
            <text:p>0.03853361</text:p>
          </table:table-cell>
          <table:table-cell office:value-type="float" office:value="0.04687692" calcext:value-type="float">
            <text:p>0.04687692</text:p>
          </table:table-cell>
          <table:table-cell office:value-type="float" office:value="0.06193488" calcext:value-type="float">
            <text:p>0.06193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.51087637" calcext:value-type="float">
            <text:p>1.51087637</text:p>
          </table:table-cell>
          <table:table-cell office:value-type="float" office:value="2.42180746" calcext:value-type="float">
            <text:p>2.42180746</text:p>
          </table:table-cell>
          <table:table-cell office:value-type="float" office:value="4.049969" calcext:value-type="float">
            <text:p>4.049969</text:p>
          </table:table-cell>
          <table:table-cell office:value-type="float" office:value="6.099043" calcext:value-type="float">
            <text:p>6.099043</text:p>
          </table:table-cell>
          <table:table-cell office:value-type="float" office:value="9.205585" calcext:value-type="float">
            <text:p>9.205585</text:p>
          </table:table-cell>
          <table:table-cell office:value-type="float" office:value="12.354473" calcext:value-type="float">
            <text:p>12.354473</text:p>
          </table:table-cell>
          <table:table-cell office:value-type="float" office:value="18.767953" calcext:value-type="float">
            <text:p>18.7679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000522" calcext:value-type="float">
            <text:p>0.000522</text:p>
          </table:table-cell>
          <table:table-cell table:formula="of:=[.$B46]/[.C44]^2" office:value-type="float" office:value="3.91449512615618" calcext:value-type="float">
            <text:p>3.91449512615618</text:p>
          </table:table-cell>
          <table:table-cell table:formula="of:=[.$B46]/[.D44]^2" office:value-type="float" office:value="2.08701475694449" calcext:value-type="float">
            <text:p>2.08701475694449</text:p>
          </table:table-cell>
          <table:table-cell table:formula="of:=[.$B46]/[.E44]^2" office:value-type="float" office:value="1.0515388332263" calcext:value-type="float">
            <text:p>1.0515388332263</text:p>
          </table:table-cell>
          <table:table-cell table:formula="of:=[.$B46]/[.F44]^2" office:value-type="float" office:value="0.608771341045346" calcext:value-type="float">
            <text:p>0.608771341045346</text:p>
          </table:table-cell>
          <table:table-cell table:formula="of:=[.$B46]/[.G44]^2" office:value-type="float" office:value="0.351553242455251" calcext:value-type="float">
            <text:p>0.351553242455251</text:p>
          </table:table-cell>
          <table:table-cell table:formula="of:=[.$B46]/[.H44]^2" office:value-type="float" office:value="0.237548539625094" calcext:value-type="float">
            <text:p>0.237548539625094</text:p>
          </table:table-cell>
          <table:table-cell table:formula="of:=[.$B46]/[.I44]^2" office:value-type="float" office:value="0.136081755143789" calcext:value-type="float">
            <text:p>0.1360817551437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0000373" calcext:value-type="float">
            <text:p>3.73E-0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3.88" calcext:value-type="float">
            <text:p>3.88</text:p>
          </table:table-cell>
          <table:table-cell office:value-type="float" office:value="2.07" calcext:value-type="float">
            <text:p>2.07</text:p>
          </table:table-cell>
          <table:table-cell office:value-type="float" office:value="1.043" calcext:value-type="float">
            <text:p>1.043</text:p>
          </table:table-cell>
          <table:table-cell office:value-type="float" office:value="0.604" calcext:value-type="float">
            <text:p>0.6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121" calcext:value-type="float">
            <text:p>0.121</text:p>
          </table:table-cell>
          <table:table-cell office:value-type="float" office:value="1.121" calcext:value-type="float">
            <text:p>1.121</text:p>
          </table:table-cell>
          <table:table-cell office:value-type="float" office:value="1.095" calcext:value-type="float">
            <text:p>1.095</text:p>
          </table:table-cell>
          <table:table-cell office:value-type="float" office:value="0.784" calcext:value-type="float">
            <text:p>0.784</text:p>
          </table:table-cell>
          <table:table-cell office:value-type="float" office:value="0.91" calcext:value-type="float">
            <text:p>0.91</text:p>
          </table:table-cell>
          <table:table-cell office:value-type="float" office:value="1.046" calcext:value-type="float">
            <text:p>1.046</text:p>
          </table:table-cell>
          <table:table-cell office:value-type="float" office:value="1.148" calcext:value-type="float">
            <text:p>1.148</text:p>
          </table:table-cell>
          <table:table-cell office:value-type="float" office:value="0.773" calcext:value-type="float">
            <text:p>0.773</text:p>
          </table:table-cell>
          <table:table-cell table:number-columns-repeated="1015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epler-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style-name="ce7" office:value-type="float" office:value="1.98847542E+030" calcext:value-type="float">
            <text:p>1.99E+30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  <table:table-cell/>
          <table:table-cell office:value-type="string" calcext:value-type="string">
            <text:p>Mass</text:p>
          </table:table-cell>
          <table:table-cell table:style-name="ce7" table:formula="of:=0.69*1.98847542E+030" office:value-type="float" office:value="1.3720480398E+030" calcext:value-type="float">
            <text:p>1.37E+30</text:p>
          </table:table-cell>
          <table:table-cell table:style-name="ce7" table:formula="of:=5.97236473041977E+024*4.5" office:value-type="float" office:value="2.6875641286889E+025" calcext:value-type="float">
            <text:p>2.69E+25</text:p>
          </table:table-cell>
          <table:table-cell table:style-name="ce7" table:formula="of:=5.97236473041977E+024*2.5" office:value-type="float" office:value="1.49309118260494E+025" calcext:value-type="float">
            <text:p>1.49E+25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  <table:table-cell/>
          <table:table-cell office:value-type="string" calcext:value-type="string">
            <text:p>Radius</text:p>
          </table:table-cell>
          <table:table-cell/>
          <table:table-cell table:formula="of:=6378100*1.61" office:value-type="float" office:value="10268741" calcext:value-type="float">
            <text:p>10268741</text:p>
          </table:table-cell>
          <table:table-cell table:formula="of:=6378100*1.41" office:value-type="float" office:value="8993121" calcext:value-type="float">
            <text:p>8993121</text:p>
          </table:table-cell>
        </table:table-row>
        <table:table-row table:style-name="ro1">
          <table:table-cell office:value-type="string" calcext:value-type="string">
            <text:p>SMA (au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SMA (au)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SMA (m)</text:p>
          </table:table-cell>
          <table:table-cell/>
          <table:table-cell table:formula="of:=[.C5]*149597870700" office:value-type="float" office:value="149597870700" calcext:value-type="float">
            <text:p>149597870700</text:p>
          </table:table-cell>
          <table:table-cell table:formula="of:=[.D5]*149597870700" office:value-type="float" office:value="227388763464" calcext:value-type="float">
            <text:p>227388763464</text:p>
          </table:table-cell>
          <table:table-cell/>
          <table:table-cell office:value-type="string" calcext:value-type="string">
            <text:p>SMA (m)</text:p>
          </table:table-cell>
          <table:table-cell/>
          <table:table-cell table:formula="of:=[.H5]*149597870700" office:value-type="float" office:value="63878290788.9" calcext:value-type="float">
            <text:p>63878290788.9</text:p>
          </table:table-cell>
          <table:table-cell table:formula="of:=[.I5]*149597870700" office:value-type="float" office:value="107411271162.6" calcext:value-type="float">
            <text:p>107411271162.6</text:p>
          </table:table-cell>
        </table:table-row>
        <table:table-row table:style-name="ro1">
          <table:table-cell office:value-type="string" calcext:value-type="string">
            <text:p>Surface to 200 km</text:p>
          </table:table-cell>
          <table:table-cell/>
          <table:table-cell table:formula="of:=1.2*SQRT([.C3]*0.00000000006674/([.C4]+200000))" office:value-type="float" office:value="9341.08389429781" calcext:value-type="float">
            <text:p>9341.08389429781</text:p>
          </table:table-cell>
          <table:table-cell table:formula="of:=1.2*SQRT([.D3]*0.00000000006674/([.D4]+200000))" office:value-type="float" office:value="4145.02135086953" calcext:value-type="float">
            <text:p>4145.02135086953</text:p>
          </table:table-cell>
          <table:table-cell/>
          <table:table-cell office:value-type="string" calcext:value-type="string">
            <text:p>Surface to 200 km</text:p>
          </table:table-cell>
          <table:table-cell/>
          <table:table-cell table:formula="of:=1.2*SQRT([.H3]*0.00000000006674/([.H4]+200000))" office:value-type="float" office:value="15707.480797582" calcext:value-type="float">
            <text:p>15707.480797582</text:p>
          </table:table-cell>
          <table:table-cell table:formula="of:=1.2*SQRT([.I3]*0.00000000006674/([.I4]+200000))" office:value-type="float" office:value="12493.5547522811" calcext:value-type="float">
            <text:p>12493.5547522811</text:p>
          </table:table-cell>
        </table:table-row>
        <table:table-row table:style-name="ro1">
          <table:table-cell office:value-type="string" calcext:value-type="string">
            <text:p>xfer SMA</text:p>
          </table:table-cell>
          <table:table-cell table:formula="of:=([.C6]+[.D6])/2" office:value-type="float" office:value="188493317082" calcext:value-type="float">
            <text:p>188493317082</text:p>
          </table:table-cell>
          <table:table-cell table:number-columns-repeated="3"/>
          <table:table-cell office:value-type="string" calcext:value-type="string">
            <text:p>xfer SMA</text:p>
          </table:table-cell>
          <table:table-cell table:formula="of:=([.H6]+[.I6])/2" office:value-type="float" office:value="85644780975.75" calcext:value-type="float">
            <text:p>8564478097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er Time</text:p>
          </table:table-cell>
          <table:table-cell table:formula="of:=PI()*SQRT([.B8]^3/0.00000000006674/[.B3])/86400" office:value-type="float" office:value="258.301454279869" calcext:value-type="float">
            <text:p>258.301454279869</text:p>
          </table:table-cell>
          <table:table-cell table:number-columns-repeated="3"/>
          <table:table-cell office:value-type="string" calcext:value-type="string">
            <text:p>xfer Time</text:p>
          </table:table-cell>
          <table:table-cell table:formula="of:=PI()*SQRT([.G8]^3/0.00000000006674/[.G3])/86400" office:value-type="float" office:value="95.237881179664" calcext:value-type="float">
            <text:p>95.23788117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er velocity</text:p>
          </table:table-cell>
          <table:table-cell/>
          <table:table-cell table:formula="of:=SQRT([.$B3]*0.00000000006674*(2/[.C6]-1/[.$B8]))" office:value-type="float" office:value="32713.5013915729" calcext:value-type="float">
            <text:p>32713.5013915729</text:p>
          </table:table-cell>
          <table:table-cell table:formula="of:=SQRT([.$B3]*0.00000000006674*(2/[.D6]-1/[.$B8]))" office:value-type="float" office:value="21522.0403891927" calcext:value-type="float">
            <text:p>21522.0403891927</text:p>
          </table:table-cell>
          <table:table-cell/>
          <table:table-cell office:value-type="string" calcext:value-type="string">
            <text:p>xfer velocity</text:p>
          </table:table-cell>
          <table:table-cell/>
          <table:table-cell table:formula="of:=SQRT([.$G3]*0.00000000006674*(2/[.H6]-1/[.$G8]))" office:value-type="float" office:value="42400.9505799604" calcext:value-type="float">
            <text:p>42400.9505799604</text:p>
          </table:table-cell>
          <table:table-cell table:formula="of:=SQRT([.$G3]*0.00000000006674*(2/[.I6]-1/[.$G8]))" office:value-type="float" office:value="25216.1642028456" calcext:value-type="float">
            <text:p>25216.1642028456</text:p>
          </table:table-cell>
        </table:table-row>
        <table:table-row table:style-name="ro1">
          <table:table-cell office:value-type="string" calcext:value-type="string">
            <text:p>circular velocity</text:p>
          </table:table-cell>
          <table:table-cell/>
          <table:table-cell table:formula="of:=SQRT([.$B3]*0.00000000006674/[.C6])" office:value-type="float" office:value="29784.5133544077" calcext:value-type="float">
            <text:p>29784.5133544077</text:p>
          </table:table-cell>
          <table:table-cell table:formula="of:=SQRT([.$B3]*0.00000000006674/[.D6])" office:value-type="float" office:value="24158.430420201" calcext:value-type="float">
            <text:p>24158.430420201</text:p>
          </table:table-cell>
          <table:table-cell/>
          <table:table-cell office:value-type="string" calcext:value-type="string">
            <text:p>circular velocity</text:p>
          </table:table-cell>
          <table:table-cell/>
          <table:table-cell table:formula="of:=SQRT([.$G3]*0.00000000006674/[.H6])" office:value-type="float" office:value="37861.787743484" calcext:value-type="float">
            <text:p>37861.787743484</text:p>
          </table:table-cell>
          <table:table-cell table:formula="of:=SQRT([.$G3]*0.00000000006674/[.I6])" office:value-type="float" office:value="29197.9816878315" calcext:value-type="float">
            <text:p>29197.9816878315</text:p>
          </table:table-cell>
        </table:table-row>
        <table:table-row table:style-name="ro1">
          <table:table-cell office:value-type="string" calcext:value-type="string">
            <text:p>V_SOI</text:p>
          </table:table-cell>
          <table:table-cell/>
          <table:table-cell table:formula="of:=[.C10]-[.C11]" office:value-type="float" office:value="2928.98803716516" calcext:value-type="float">
            <text:p>2928.98803716516</text:p>
          </table:table-cell>
          <table:table-cell table:formula="of:=[.D10]-[.D11]" office:value-type="float" office:value="-2636.39003100829" calcext:value-type="float">
            <text:p>-2636.39003100829</text:p>
          </table:table-cell>
          <table:table-cell/>
          <table:table-cell office:value-type="string" calcext:value-type="string">
            <text:p>V_SOI</text:p>
          </table:table-cell>
          <table:table-cell/>
          <table:table-cell table:formula="of:=[.H10]-[.H11]" office:value-type="float" office:value="4539.16283647644" calcext:value-type="float">
            <text:p>4539.16283647644</text:p>
          </table:table-cell>
          <table:table-cell table:formula="of:=[.I10]-[.I11]" office:value-type="float" office:value="-3981.81748498598" calcext:value-type="float">
            <text:p>-3981.81748498598</text:p>
          </table:table-cell>
        </table:table-row>
        <table:table-row table:style-name="ro1">
          <table:table-cell office:value-type="string" calcext:value-type="string">
            <text:p>SOI_size</text:p>
          </table:table-cell>
          <table:table-cell/>
          <table:table-cell table:formula="of:=[.C6]*([.C3]/[.$B3])^0.4" office:value-type="float" office:value="924646755.501754" calcext:value-type="float">
            <text:p>924646755.501754</text:p>
          </table:table-cell>
          <table:table-cell table:formula="of:=[.D6]*([.D3]/[.$B3])^0.4" office:value-type="float" office:value="575832843.719493" calcext:value-type="float">
            <text:p>575832843.719493</text:p>
          </table:table-cell>
          <table:table-cell/>
          <table:table-cell office:value-type="string" calcext:value-type="string">
            <text:p>SOI_size</text:p>
          </table:table-cell>
          <table:table-cell/>
          <table:table-cell table:formula="of:=[.H6]*([.H3]/[.$G3])^0.4" office:value-type="float" office:value="835889932.012584" calcext:value-type="float">
            <text:p>835889932.012584</text:p>
          </table:table-cell>
          <table:table-cell table:formula="of:=[.I6]*([.I3]/[.$G3])^0.4" office:value-type="float" office:value="1111057822.79287" calcext:value-type="float">
            <text:p>1111057822.79287</text:p>
          </table:table-cell>
        </table:table-row>
        <table:table-row table:style-name="ro1">
          <table:table-cell office:value-type="string" calcext:value-type="string">
            <text:p>V_xfer at 200 km</text:p>
          </table:table-cell>
          <table:table-cell/>
          <table:table-cell table:formula="of:=SQRT([.C12]^2+2*0.00000000006674*[.C3]*(1/(200000+[.C4])-1/[.C13]))" office:value-type="float" office:value="11353.6554257432" calcext:value-type="float">
            <text:p>11353.6554257432</text:p>
          </table:table-cell>
          <table:table-cell table:formula="of:=SQRT([.D12]^2+2*0.00000000006674*[.D3]*(1/(200000+[.D4])-1/[.D13]))" office:value-type="float" office:value="5537.56105180301" calcext:value-type="float">
            <text:p>5537.56105180301</text:p>
          </table:table-cell>
          <table:table-cell/>
          <table:table-cell office:value-type="string" calcext:value-type="string">
            <text:p>V_xfer at 200 km</text:p>
          </table:table-cell>
          <table:table-cell/>
          <table:table-cell table:formula="of:=SQRT([.H12]^2+2*0.00000000006674*[.H3]*(1/(200000+[.H4])-1/[.H13]))" office:value-type="float" office:value="18946.9226752365" calcext:value-type="float">
            <text:p>18946.9226752365</text:p>
          </table:table-cell>
          <table:table-cell table:formula="of:=SQRT([.I12]^2+2*0.00000000006674*[.I3]*(1/(200000+[.I4])-1/[.I13]))" office:value-type="float" office:value="15193.7900939033" calcext:value-type="float">
            <text:p>15193.7900939033</text:p>
          </table:table-cell>
        </table:table-row>
        <table:table-row table:style-name="ro1">
          <table:table-cell office:value-type="string" calcext:value-type="string">
            <text:p>dV_xfer</text:p>
          </table:table-cell>
          <table:table-cell/>
          <table:table-cell table:formula="of:=[.C14]-SQRT([.C3]*0.00000000006674/(200000+[.C4]))" office:value-type="float" office:value="3569.41884716167" calcext:value-type="float">
            <text:p>3569.41884716167</text:p>
          </table:table-cell>
          <table:table-cell table:formula="of:=[.D14]-SQRT([.D3]*0.00000000006674/(200000+[.D4]))" office:value-type="float" office:value="2083.37659274507" calcext:value-type="float">
            <text:p>2083.37659274507</text:p>
          </table:table-cell>
          <table:table-cell/>
          <table:table-cell office:value-type="string" calcext:value-type="string">
            <text:p>dV_xfer</text:p>
          </table:table-cell>
          <table:table-cell/>
          <table:table-cell table:formula="of:=[.H14]-SQRT([.H3]*0.00000000006674/(200000+[.H4]))" office:value-type="float" office:value="5857.35534391818" calcext:value-type="float">
            <text:p>5857.35534391818</text:p>
          </table:table-cell>
          <table:table-cell table:formula="of:=[.I14]-SQRT([.I3]*0.00000000006674/(200000+[.I4]))" office:value-type="float" office:value="4782.49446700237" calcext:value-type="float">
            <text:p>4782.49446700237</text:p>
          </table:table-cell>
        </table:table-row>
        <table:table-row table:style-name="ro1">
          <table:table-cell office:value-type="string" calcext:value-type="string">
            <text:p>Outbound dV</text:p>
          </table:table-cell>
          <table:table-cell/>
          <table:table-cell table:formula="of:=[.C15]+[.C7]" office:value-type="float" office:value="12910.5027414595" calcext:value-type="float">
            <text:p>12910.5027414595</text:p>
          </table:table-cell>
          <table:table-cell table:formula="of:=[.D15]+[.D7]" office:value-type="float" office:value="6228.39794361459" calcext:value-type="float">
            <text:p>6228.39794361459</text:p>
          </table:table-cell>
          <table:table-cell/>
          <table:table-cell office:value-type="string" calcext:value-type="string">
            <text:p>Outbound dV</text:p>
          </table:table-cell>
          <table:table-cell/>
          <table:table-cell table:formula="of:=[.H15]+[.H7]" office:value-type="float" office:value="21564.8361415001" calcext:value-type="float">
            <text:p>21564.8361415001</text:p>
          </table:table-cell>
          <table:table-cell table:formula="of:=[.I15]+[.I7]" office:value-type="float" office:value="17276.0492192835" calcext:value-type="float">
            <text:p>17276.04921928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l-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ol-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style-name="ce7" table:formula="of:=[.B3]*2" office:value-type="float" office:value="3.97695084E+030" calcext:value-type="float">
            <text:p>3.98E+30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  <table:table-cell/>
          <table:table-cell office:value-type="string" calcext:value-type="string">
            <text:p>Mass</text:p>
          </table:table-cell>
          <table:table-cell table:style-name="ce7" table:formula="of:=[.B3]*0.5" office:value-type="float" office:value="9.9423771E+029" calcext:value-type="float">
            <text:p>9.94E+29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  <table:table-cell/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</table:table-row>
        <table:table-row table:style-name="ro1">
          <table:table-cell office:value-type="string" calcext:value-type="string">
            <text:p>SMA (au)</text:p>
          </table:table-cell>
          <table:table-cell/>
          <table:table-cell table:formula="of:=1*2^2" office:value-type="float" office:value="4" calcext:value-type="float">
            <text:p>4</text:p>
          </table:table-cell>
          <table:table-cell table:formula="of:=1.52*2^2" office:value-type="float" office:value="6.08" calcext:value-type="float">
            <text:p>6.08</text:p>
          </table:table-cell>
          <table:table-cell/>
          <table:table-cell office:value-type="string" calcext:value-type="string">
            <text:p>SMA (au)</text:p>
          </table:table-cell>
          <table:table-cell/>
          <table:table-cell table:formula="of:=1*0.5^2" office:value-type="float" office:value="0.25" calcext:value-type="float">
            <text:p>0.25</text:p>
          </table:table-cell>
          <table:table-cell table:formula="of:=1.52*0.5^2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MA (m)</text:p>
          </table:table-cell>
          <table:table-cell/>
          <table:table-cell table:formula="of:=[.C22]*149597870700" office:value-type="float" office:value="598391482800" calcext:value-type="float">
            <text:p>598391482800</text:p>
          </table:table-cell>
          <table:table-cell table:formula="of:=[.D22]*149597870700" office:value-type="float" office:value="909555053856" calcext:value-type="float">
            <text:p>909555053856</text:p>
          </table:table-cell>
          <table:table-cell/>
          <table:table-cell office:value-type="string" calcext:value-type="string">
            <text:p>SMA (m)</text:p>
          </table:table-cell>
          <table:table-cell/>
          <table:table-cell table:formula="of:=[.H22]*149597870700" office:value-type="float" office:value="37399467675" calcext:value-type="float">
            <text:p>37399467675</text:p>
          </table:table-cell>
          <table:table-cell table:formula="of:=[.I22]*149597870700" office:value-type="float" office:value="56847190866" calcext:value-type="float">
            <text:p>56847190866</text:p>
          </table:table-cell>
        </table:table-row>
        <table:table-row table:style-name="ro1">
          <table:table-cell office:value-type="string" calcext:value-type="string">
            <text:p>Surface to 200 km</text:p>
          </table:table-cell>
          <table:table-cell/>
          <table:table-cell table:formula="of:=1.2*SQRT([.C20]*0.00000000006674/([.C21]+200000))" office:value-type="float" office:value="9341.08389429781" calcext:value-type="float">
            <text:p>9341.08389429781</text:p>
          </table:table-cell>
          <table:table-cell table:formula="of:=1.2*SQRT([.D20]*0.00000000006674/([.D21]+200000))" office:value-type="float" office:value="4145.02135086953" calcext:value-type="float">
            <text:p>4145.02135086953</text:p>
          </table:table-cell>
          <table:table-cell/>
          <table:table-cell office:value-type="string" calcext:value-type="string">
            <text:p>Surface to 200 km</text:p>
          </table:table-cell>
          <table:table-cell/>
          <table:table-cell table:formula="of:=1.2*SQRT([.H20]*0.00000000006674/([.H21]+200000))" office:value-type="float" office:value="9341.08389429781" calcext:value-type="float">
            <text:p>9341.08389429781</text:p>
          </table:table-cell>
          <table:table-cell table:formula="of:=1.2*SQRT([.I20]*0.00000000006674/([.I21]+200000))" office:value-type="float" office:value="4145.02135086953" calcext:value-type="float">
            <text:p>4145.02135086953</text:p>
          </table:table-cell>
        </table:table-row>
        <table:table-row table:style-name="ro1">
          <table:table-cell office:value-type="string" calcext:value-type="string">
            <text:p>xfer SMA</text:p>
          </table:table-cell>
          <table:table-cell table:formula="of:=([.C23]+[.D23])/2" office:value-type="float" office:value="753973268328" calcext:value-type="float">
            <text:p>753973268328</text:p>
          </table:table-cell>
          <table:table-cell table:number-columns-repeated="3"/>
          <table:table-cell office:value-type="string" calcext:value-type="string">
            <text:p>xfer SMA</text:p>
          </table:table-cell>
          <table:table-cell table:formula="of:=([.H23]+[.I23])/2" office:value-type="float" office:value="47123329270.5" calcext:value-type="float">
            <text:p>4712332927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er Time</text:p>
          </table:table-cell>
          <table:table-cell table:formula="of:=PI()*SQRT([.B25]^3/0.00000000006674/[.B20])/86400" office:value-type="float" office:value="1461.17367929314" calcext:value-type="float">
            <text:p>1461.17367929314</text:p>
          </table:table-cell>
          <table:table-cell table:number-columns-repeated="3"/>
          <table:table-cell office:value-type="string" calcext:value-type="string">
            <text:p>xfer Time</text:p>
          </table:table-cell>
          <table:table-cell table:formula="of:=PI()*SQRT([.G25]^3/0.00000000006674/[.G20])/86400" office:value-type="float" office:value="45.6616774779106" calcext:value-type="float">
            <text:p>45.6616774779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er velocity</text:p>
          </table:table-cell>
          <table:table-cell/>
          <table:table-cell table:formula="of:=SQRT([.$B20]*0.00000000006674*(2/[.C23]-1/[.$B25]))" office:value-type="float" office:value="23131.9386703367" calcext:value-type="float">
            <text:p>23131.9386703367</text:p>
          </table:table-cell>
          <table:table-cell table:formula="of:=SQRT([.$B20]*0.00000000006674*(2/[.D23]-1/[.$B25]))" office:value-type="float" office:value="15218.3807041689" calcext:value-type="float">
            <text:p>15218.3807041689</text:p>
          </table:table-cell>
          <table:table-cell/>
          <table:table-cell office:value-type="string" calcext:value-type="string">
            <text:p>xfer velocity</text:p>
          </table:table-cell>
          <table:table-cell/>
          <table:table-cell table:formula="of:=SQRT([.$G20]*0.00000000006674*(2/[.H23]-1/[.$G25]))" office:value-type="float" office:value="46263.8773406735" calcext:value-type="float">
            <text:p>46263.8773406735</text:p>
          </table:table-cell>
          <table:table-cell table:formula="of:=SQRT([.$G20]*0.00000000006674*(2/[.I23]-1/[.$G25]))" office:value-type="float" office:value="30436.7614083378" calcext:value-type="float">
            <text:p>30436.7614083378</text:p>
          </table:table-cell>
        </table:table-row>
        <table:table-row table:style-name="ro1">
          <table:table-cell office:value-type="string" calcext:value-type="string">
            <text:p>circular velocity</text:p>
          </table:table-cell>
          <table:table-cell/>
          <table:table-cell table:formula="of:=SQRT([.$B20]*0.00000000006674/[.C23])" office:value-type="float" office:value="21060.831367243" calcext:value-type="float">
            <text:p>21060.831367243</text:p>
          </table:table-cell>
          <table:table-cell table:formula="of:=SQRT([.$B20]*0.00000000006674/[.D23])" office:value-type="float" office:value="17082.5899729475" calcext:value-type="float">
            <text:p>17082.5899729475</text:p>
          </table:table-cell>
          <table:table-cell/>
          <table:table-cell office:value-type="string" calcext:value-type="string">
            <text:p>circular velocity</text:p>
          </table:table-cell>
          <table:table-cell/>
          <table:table-cell table:formula="of:=SQRT([.$G20]*0.00000000006674/[.H23])" office:value-type="float" office:value="42121.6627344859" calcext:value-type="float">
            <text:p>42121.6627344859</text:p>
          </table:table-cell>
          <table:table-cell table:formula="of:=SQRT([.$G20]*0.00000000006674/[.I23])" office:value-type="float" office:value="34165.179945895" calcext:value-type="float">
            <text:p>34165.179945895</text:p>
          </table:table-cell>
        </table:table-row>
        <table:table-row table:style-name="ro1">
          <table:table-cell office:value-type="string" calcext:value-type="string">
            <text:p>V_SOI</text:p>
          </table:table-cell>
          <table:table-cell/>
          <table:table-cell table:formula="of:=[.C27]-[.C28]" office:value-type="float" office:value="2071.10730309376" calcext:value-type="float">
            <text:p>2071.10730309376</text:p>
          </table:table-cell>
          <table:table-cell table:formula="of:=[.D27]-[.D28]" office:value-type="float" office:value="-1864.20926877857" calcext:value-type="float">
            <text:p>-1864.20926877857</text:p>
          </table:table-cell>
          <table:table-cell/>
          <table:table-cell office:value-type="string" calcext:value-type="string">
            <text:p>V_SOI</text:p>
          </table:table-cell>
          <table:table-cell/>
          <table:table-cell table:formula="of:=[.H27]-[.H28]" office:value-type="float" office:value="4142.21460618752" calcext:value-type="float">
            <text:p>4142.21460618752</text:p>
          </table:table-cell>
          <table:table-cell table:formula="of:=[.I27]-[.I28]" office:value-type="float" office:value="-3728.41853755715" calcext:value-type="float">
            <text:p>-3728.41853755715</text:p>
          </table:table-cell>
        </table:table-row>
        <table:table-row table:style-name="ro1">
          <table:table-cell office:value-type="string" calcext:value-type="string">
            <text:p>SOI_size</text:p>
          </table:table-cell>
          <table:table-cell/>
          <table:table-cell table:formula="of:=[.C23]*([.C20]/[.$B20])^0.4" office:value-type="float" office:value="2803004810.9682" calcext:value-type="float">
            <text:p>2803004810.9682</text:p>
          </table:table-cell>
          <table:table-cell table:formula="of:=[.D23]*([.D20]/[.$B20])^0.4" office:value-type="float" office:value="1745598761.53286" calcext:value-type="float">
            <text:p>1745598761.53286</text:p>
          </table:table-cell>
          <table:table-cell/>
          <table:table-cell office:value-type="string" calcext:value-type="string">
            <text:p>SOI_size</text:p>
          </table:table-cell>
          <table:table-cell/>
          <table:table-cell table:formula="of:=[.H23]*([.H20]/[.$G20])^0.4" office:value-type="float" office:value="305019677.138764" calcext:value-type="float">
            <text:p>305019677.138764</text:p>
          </table:table-cell>
          <table:table-cell table:formula="of:=[.I23]*([.I20]/[.$G20])^0.4" office:value-type="float" office:value="189953998.142681" calcext:value-type="float">
            <text:p>189953998.142681</text:p>
          </table:table-cell>
        </table:table-row>
        <table:table-row table:style-name="ro1">
          <table:table-cell office:value-type="string" calcext:value-type="string">
            <text:p>V_xfer at 200 km</text:p>
          </table:table-cell>
          <table:table-cell/>
          <table:table-cell table:formula="of:=SQRT([.C29]^2+2*0.00000000006674*[.C20]*(1/(200000+[.C21])-1/[.C30]))" office:value-type="float" office:value="11189.0016415344" calcext:value-type="float">
            <text:p>11189.0016415344</text:p>
          </table:table-cell>
          <table:table-cell table:formula="of:=SQRT([.D29]^2+2*0.00000000006674*[.D20]*(1/(200000+[.D21])-1/[.D30]))" office:value-type="float" office:value="5223.88623259916" calcext:value-type="float">
            <text:p>5223.88623259916</text:p>
          </table:table-cell>
          <table:table-cell/>
          <table:table-cell office:value-type="string" calcext:value-type="string">
            <text:p>V_xfer at 200 km</text:p>
          </table:table-cell>
          <table:table-cell/>
          <table:table-cell table:formula="of:=SQRT([.H29]^2+2*0.00000000006674*[.H20]*(1/(200000+[.H21])-1/[.H30]))" office:value-type="float" office:value="11650.4526477416" calcext:value-type="float">
            <text:p>11650.4526477416</text:p>
          </table:table-cell>
          <table:table-cell table:formula="of:=SQRT([.I29]^2+2*0.00000000006674*[.I20]*(1/(200000+[.I21])-1/[.I30]))" office:value-type="float" office:value="6108.43335129388" calcext:value-type="float">
            <text:p>6108.43335129388</text:p>
          </table:table-cell>
        </table:table-row>
        <table:table-row table:style-name="ro1">
          <table:table-cell office:value-type="string" calcext:value-type="string">
            <text:p>dV_xfer</text:p>
          </table:table-cell>
          <table:table-cell/>
          <table:table-cell table:formula="of:=[.C31]-SQRT([.C20]*0.00000000006674/(200000+[.C21]))" office:value-type="float" office:value="3404.76506295289" calcext:value-type="float">
            <text:p>3404.76506295289</text:p>
          </table:table-cell>
          <table:table-cell table:formula="of:=[.D31]-SQRT([.D20]*0.00000000006674/(200000+[.D21]))" office:value-type="float" office:value="1769.70177354122" calcext:value-type="float">
            <text:p>1769.70177354122</text:p>
          </table:table-cell>
          <table:table-cell/>
          <table:table-cell office:value-type="string" calcext:value-type="string">
            <text:p>dV_xfer</text:p>
          </table:table-cell>
          <table:table-cell/>
          <table:table-cell table:formula="of:=[.H31]-SQRT([.H20]*0.00000000006674/(200000+[.H21]))" office:value-type="float" office:value="3866.21606916008" calcext:value-type="float">
            <text:p>3866.21606916008</text:p>
          </table:table-cell>
          <table:table-cell table:formula="of:=[.I31]-SQRT([.I20]*0.00000000006674/(200000+[.I21]))" office:value-type="float" office:value="2654.24889223594" calcext:value-type="float">
            <text:p>2654.24889223594</text:p>
          </table:table-cell>
        </table:table-row>
        <table:table-row table:style-name="ro1">
          <table:table-cell office:value-type="string" calcext:value-type="string">
            <text:p>Outbound dV</text:p>
          </table:table-cell>
          <table:table-cell/>
          <table:table-cell table:formula="of:=[.C32]+[.C24]" office:value-type="float" office:value="12745.8489572507" calcext:value-type="float">
            <text:p>12745.8489572507</text:p>
          </table:table-cell>
          <table:table-cell table:formula="of:=[.D32]+[.D24]" office:value-type="float" office:value="5914.72312441074" calcext:value-type="float">
            <text:p>5914.72312441074</text:p>
          </table:table-cell>
          <table:table-cell/>
          <table:table-cell office:value-type="string" calcext:value-type="string">
            <text:p>Outbound dV</text:p>
          </table:table-cell>
          <table:table-cell/>
          <table:table-cell table:formula="of:=[.H32]+[.H24]" office:value-type="float" office:value="13207.2999634579" calcext:value-type="float">
            <text:p>13207.2999634579</text:p>
          </table:table-cell>
          <table:table-cell table:formula="of:=[.I32]+[.I24]" office:value-type="float" office:value="6799.27024310547" calcext:value-type="float">
            <text:p>6799.2702431054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2:08:06.690126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4:24:07.868442818</meta:creation-date>
    <dc:date>2018-05-20T01:29:13.460175888</dc:date>
    <meta:editing-duration>P18DT18H52M27S</meta:editing-duration>
    <meta:editing-cycles>6</meta:editing-cycles>
    <meta:generator>LibreOffice/5.4.3.2$MacOSX_X86_64 LibreOffice_project/92a7159f7e4af62137622921e809f8546db437e5</meta:generator>
    <meta:document-statistic meta:table-count="2" meta:cell-count="538" meta:object-count="0"/>
  </office:meta>
</office:document-meta>
</file>